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97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3972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7492in"/>
    </style:style>
    <style:style style:name="co33" style:family="table-column">
      <style:table-column-properties fo:break-before="auto" style:column-width="0.3937in"/>
    </style:style>
    <style:style style:name="co34" style:family="table-column">
      <style:table-column-properties fo:break-before="auto" style:column-width="3.5571in"/>
    </style:style>
    <style:style style:name="co35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9201in"/>
    </style:style>
    <style:style style:name="co40" style:family="table-column">
      <style:table-column-properties fo:break-before="auto" style:column-width="0.9083in"/>
    </style:style>
    <style:style style:name="co41" style:family="table-column">
      <style:table-column-properties fo:break-before="auto" style:column-width="0.5256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1.0161in"/>
    </style:style>
    <style:style style:name="co44" style:family="table-column">
      <style:table-column-properties fo:break-before="auto" style:column-width="0.8008in"/>
    </style:style>
    <style:style style:name="co45" style:family="table-column">
      <style:table-column-properties fo:break-before="auto" style:column-width="0.944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7772in"/>
    </style:style>
    <style:style style:name="co48" style:family="table-column">
      <style:table-column-properties fo:break-before="auto" style:column-width="0.7165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146in"/>
    </style:style>
    <style:style style:name="co51" style:family="table-column">
      <style:table-column-properties fo:break-before="auto" style:column-width="0.4744in"/>
    </style:style>
    <style:style style:name="co52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0.622in"/>
    </style:style>
    <style:style style:name="co62" style:family="table-column">
      <style:table-column-properties fo:break-before="auto" style:column-width="0.4638in"/>
    </style:style>
    <style:style style:name="co63" style:family="table-column">
      <style:table-column-properties fo:break-before="auto" style:column-width="0.4256in"/>
    </style:style>
    <style:style style:name="co64" style:family="table-column">
      <style:table-column-properties fo:break-before="auto" style:column-width="0.3102in"/>
    </style:style>
    <style:style style:name="co65" style:family="table-column">
      <style:table-column-properties fo:break-before="auto" style:column-width="1.5075in"/>
    </style:style>
    <style:style style:name="co66" style:family="table-column">
      <style:table-column-properties fo:break-before="auto" style:column-width="1.2953in"/>
    </style:style>
    <style:style style:name="co67" style:family="table-column">
      <style:table-column-properties fo:break-before="auto" style:column-width="1.3429in"/>
    </style:style>
    <style:style style:name="co68" style:family="table-column">
      <style:table-column-properties fo:break-before="auto" style:column-width="1.2465in"/>
    </style:style>
    <style:style style:name="co69" style:family="table-column">
      <style:table-column-properties fo:break-before="auto" style:column-width="2.1772in"/>
    </style:style>
    <style:style style:name="co70" style:family="table-column">
      <style:table-column-properties fo:break-before="auto" style:column-width="0.3862in"/>
    </style:style>
    <style:style style:name="co71" style:family="table-column">
      <style:table-column-properties fo:break-before="auto" style:column-width="1.8071in"/>
    </style:style>
    <style:style style:name="co72" style:family="table-column">
      <style:table-column-properties fo:break-before="auto" style:column-width="1.0374in"/>
    </style:style>
    <style:style style:name="co73" style:family="table-column">
      <style:table-column-properties fo:break-before="auto" style:column-width="1.7339in"/>
    </style:style>
    <style:style style:name="co74" style:family="table-column">
      <style:table-column-properties fo:break-before="auto" style:column-width="0.7126in"/>
    </style:style>
    <style:style style:name="co75" style:family="table-column">
      <style:table-column-properties fo:break-before="auto" style:column-width="0.3752in"/>
    </style:style>
    <style:style style:name="co76" style:family="table-column">
      <style:table-column-properties fo:break-before="auto" style:column-width="2.3283in"/>
    </style:style>
    <style:style style:name="co77" style:family="table-column">
      <style:table-column-properties fo:break-before="auto" style:column-width="0.2744in"/>
    </style:style>
    <style:style style:name="co78" style:family="table-column">
      <style:table-column-properties fo:break-before="auto" style:column-width="2.4126in"/>
    </style:style>
    <style:style style:name="co79" style:family="table-column">
      <style:table-column-properties fo:break-before="auto" style:column-width="0.75in"/>
    </style:style>
    <style:style style:name="co83" style:family="table-column">
      <style:table-column-properties fo:break-before="auto" style:column-width="0.3772in"/>
    </style:style>
    <style:style style:name="co84" style:family="table-column">
      <style:table-column-properties fo:break-before="auto" style:column-width="2.394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061in"/>
    </style:style>
    <style:style style:name="co87" style:family="table-column">
      <style:table-column-properties fo:break-before="auto" style:column-width="3.7902in"/>
    </style:style>
    <style:style style:name="co88" style:family="table-column">
      <style:table-column-properties fo:break-before="auto" style:column-width="0.3256in"/>
    </style:style>
    <style:style style:name="co89" style:family="table-column">
      <style:table-column-properties fo:break-before="auto" style:column-width="1.9583in"/>
    </style:style>
    <style:style style:name="co90" style:family="table-column">
      <style:table-column-properties fo:break-before="auto" style:column-width="0.3008in"/>
    </style:style>
    <style:style style:name="co91" style:family="table-column">
      <style:table-column-properties fo:break-before="auto" style:column-width="3.411in"/>
    </style:style>
    <style:style style:name="co92" style:family="table-column">
      <style:table-column-properties fo:break-before="auto" style:column-width="0.2689in"/>
    </style:style>
    <style:style style:name="co93" style:family="table-column">
      <style:table-column-properties fo:break-before="auto" style:column-width="1.248in"/>
    </style:style>
    <style:style style:name="co94" style:family="table-column">
      <style:table-column-properties fo:break-before="auto" style:column-width="0.6118in"/>
    </style:style>
    <style:style style:name="co95" style:family="table-column">
      <style:table-column-properties fo:break-before="auto" style:column-width="0.8189in"/>
    </style:style>
    <style:style style:name="co96" style:family="table-column">
      <style:table-column-properties fo:break-before="auto" style:column-width="0.7693in"/>
    </style:style>
    <style:style style:name="co98" style:family="table-column">
      <style:table-column-properties fo:break-before="auto" style:column-width="0.5457in"/>
    </style:style>
    <style:style style:name="co99" style:family="table-column">
      <style:table-column-properties fo:break-before="auto" style:column-width="0.8366in"/>
    </style:style>
    <style:style style:name="co100" style:family="table-column">
      <style:table-column-properties fo:break-before="auto" style:column-width="0.5374in"/>
    </style:style>
    <style:style style:name="co101" style:family="table-column">
      <style:table-column-properties fo:break-before="auto" style:column-width="0.6236in"/>
    </style:style>
    <style:style style:name="co102" style:family="table-column">
      <style:table-column-properties fo:break-before="auto" style:column-width="2.0083in"/>
    </style:style>
    <style:style style:name="co103" style:family="table-column">
      <style:table-column-properties fo:break-before="auto" style:column-width="1.3008in"/>
    </style:style>
    <style:style style:name="co104" style:family="table-column">
      <style:table-column-properties fo:break-before="auto" style:column-width="0.5055in"/>
    </style:style>
    <style:style style:name="co105" style:family="table-column">
      <style:table-column-properties fo:break-before="auto" style:column-width="0.7209in"/>
    </style:style>
    <style:style style:name="co106" style:family="table-column">
      <style:table-column-properties fo:break-before="auto" style:column-width="0.6744in"/>
    </style:style>
    <style:style style:name="co107" style:family="table-column">
      <style:table-column-properties fo:break-before="auto" style:column-width="0.9in"/>
    </style:style>
    <style:style style:name="co108" style:family="table-column">
      <style:table-column-properties fo:break-before="auto" style:column-width="1.2016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497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1" style:family="table-row">
      <style:table-row-properties style:row-height="0.1917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1346in" fo:break-before="auto" style:use-optimal-row-height="false"/>
    </style:style>
    <style:style style:name="ro36" style:family="table-row">
      <style:table-row-properties style:row-height="0.2173in" fo:break-before="auto" style:use-optimal-row-height="false"/>
    </style:style>
    <style:style style:name="ro37" style:family="table-row">
      <style:table-row-properties style:row-height="0.1965in" fo:break-before="auto" style:use-optimal-row-height="fals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228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9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2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53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5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697" style:family="table-cell" style:parent-style-name="Default">
      <style:table-cell-properties fo:border="none" style:vertical-align="middle"/>
      <style:text-properties style:font-name="Avenir2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81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67" style:family="table-cell" style:parent-style-name="Default">
      <style:table-cell-properties fo:wrap-option="no-wrap" style:vertical-align="middle"/>
    </style:style>
    <style:style style:name="ce1868" style:family="table-cell" style:parent-style-name="Default">
      <style:table-cell-properties fo:wrap-option="wrap" style:vertical-align="middle"/>
    </style:style>
    <style:style style:name="ce186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70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2" fo:font-weight="bold"/>
    </style:style>
    <style:style style:name="ce187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2" fo:font-weight="normal"/>
    </style:style>
    <style:style style:name="ce187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2" fo:font-weight="bold"/>
    </style:style>
    <style:style style:name="ce187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79" style:family="table-cell" style:parent-style-name="Default">
      <style:text-properties style:font-name="Avenir2" fo:font-weight="normal"/>
    </style:style>
    <style:style style:name="ce201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270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8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2"/>
    </style:style>
    <style:style style:name="ce55" style:family="table-cell" style:parent-style-name="Default">
      <style:table-cell-properties fo:border="0.74pt solid #000000"/>
      <style:text-properties style:font-name="Avenir2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3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39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3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/>
    </style:style>
    <style:style style:name="ce4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487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2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57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5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6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0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613" style:family="table-cell" style:parent-style-name="Default">
      <style:table-cell-properties fo:border="none" style:vertical-align="middle"/>
      <style:text-properties style:font-name="Avenir2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2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2"/>
    </style:style>
    <style:style style:name="ce301" style:family="table-cell" style:parent-style-name="Default">
      <style:table-cell-properties style:vertical-align="middle"/>
      <style:text-properties fo:color="#c9211e" style:font-name="Avenir2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0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1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3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83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46" style:family="table-cell" style:parent-style-name="Default">
      <style:table-cell-properties fo:border="0.74pt solid #000000" style:vertical-align="middle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8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2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5" style:family="table-cell" style:parent-style-name="Default">
      <style:text-properties style:font-name="Avenir" fo:font-style="normal" style:font-style-asian="normal" style:font-style-complex="normal"/>
    </style:style>
    <style:style style:name="ce9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6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7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7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0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8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6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2"/>
    </style:style>
    <style:style style:name="ce1148" style:family="table-cell" style:parent-style-name="Default">
      <style:table-cell-properties fo:border="2.24pt solid #000000" style:vertical-align="middle"/>
      <style:text-properties style:font-name="Avenir2" fo:font-size="9pt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3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66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7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6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wrap-option="no-wrap" style:vertical-align="middle"/>
    </style:style>
    <style:style style:name="ce1796" style:family="table-cell" style:parent-style-name="Default">
      <style:table-cell-properties fo:wrap-option="wrap" style:vertical-align="middle"/>
    </style:style>
    <style:style style:name="ce1797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9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9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00" style:family="table-cell" style:parent-style-name="Default" style:data-style-name="N100">
      <style:text-properties style:font-name="Avenir2" fo:font-weight="bold"/>
    </style:style>
    <style:style style:name="ce180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02" style:family="table-cell" style:parent-style-name="Default" style:data-style-name="N100">
      <style:text-properties style:font-name="Avenir2" fo:font-weight="normal"/>
    </style:style>
    <style:style style:name="ce180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04" style:family="table-cell" style:parent-style-name="Default" style:data-style-name="N100">
      <style:text-properties fo:color="#ff0000" style:font-name="Avenir2" fo:font-weight="bold"/>
    </style:style>
    <style:style style:name="ce180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0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07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6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9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86" style:family="table-cell" style:parent-style-name="Default">
      <style:table-cell-properties fo:wrap-option="wrap"/>
    </style:style>
    <style:style style:name="T5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4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7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10pt" fo:font-weight="bold" style:font-size-asian="10pt" style:font-weight-asian="bold" style:font-size-complex="10pt" style:font-weight-complex="bold"/>
    </style:style>
    <style:style style:name="T8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Avenir2"/>
    </style:style>
    <style:style style:name="T8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102" style:family="text">
      <style:text-properties fo:color="#ff0000" loext:opacity="100%" fo:font-weight="bold" style:font-weight-asian="bold" style:font-weight-complex="bold"/>
    </style:style>
    <style:style style:name="T10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5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1" style:family="text">
      <style:text-properties fo:font-size="7pt"/>
    </style:style>
    <style:style style:name="T3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2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size="10pt" fo:font-weight="bold" style:font-size-asian="10pt" style:font-size-complex="10pt" style:font-weight-asian="bold" style:font-weight-complex="bold"/>
    </style:style>
    <style:style style:name="T43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5" style:family="text">
      <style:text-properties fo:font-size="10pt" style:font-size-asian="10pt" style:font-size-complex="10pt" fo:font-weight="bold" style:font-weight-asian="bold" style:font-weight-complex="bold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3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70" style:family="text">
      <style:text-properties fo:color="#bf0041"/>
    </style:style>
    <style:style style:name="T72" style:family="text">
      <style:text-properties fo:color="#ff0000" fo:font-weight="bold" style:font-weight-asian="bold" style:font-weight-complex="bold"/>
    </style:style>
    <style:style style:name="T7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5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27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73"/>
          <table:table-cell table:style-name="ce5" table:number-columns-repeated="5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7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7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73" table:number-columns-repeated="2"/>
          <table:table-cell table:style-name="ce5" table:number-columns-repeated="4"/>
        </table:table-row>
        <table:table-row table:style-name="ro31">
          <table:table-cell table:style-name="ce28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0"/>
          <table:table-cell table:style-name="ce150" table:content-validation-name="val2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28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0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7">Harcmodor képzettségek </text:span><text:span text:style-name="T28">🅿️</text:span></text:p>
          </table:table-cell>
          <table:covered-table-cell table:style-name="ce201"/>
          <table:covered-table-cell table:style-name="ce219"/>
          <table:covered-table-cell table:style-name="ce613"/>
          <table:covered-table-cell table:style-name="ce155"/>
          <table:table-cell table:style-name="ce67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94"/>
          <table:table-cell table:style-name="ce143" office:value-type="string" calcext:value-type="string">
            <text:p>MP</text:p>
          </table:table-cell>
          <table:table-cell table:style-name="ce59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95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95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95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95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95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95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95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7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7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95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73" office:value-type="string" calcext:value-type="string">
            <text:p>Össz harcmodor</text:p>
          </table:table-cell>
          <table:table-cell table:style-name="ce673" table:formula="of:=SUM([.K16:.K23])" office:value-type="float" office:value="0" calcext:value-type="float">
            <text:p>0</text:p>
          </table:table-cell>
          <table:table-cell table:style-name="ce67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95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73" table:content-validation-name="val67" office:value-type="string" calcext:value-type="string">
            <text:p>Primer képzettség</text:p>
          </table:table-cell>
          <table:table-cell table:style-name="ce673" table:formula="of:=SUM([.K28:.K29])+SUM([.K38:.K42])" office:value-type="float" office:value="0" calcext:value-type="float">
            <text:p>0</text:p>
          </table:table-cell>
          <table:table-cell table:style-name="ce67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73" office:value-type="string" calcext:value-type="string">
            <text:p>Mesterfegyver</text:p>
          </table:table-cell>
          <table:table-cell table:style-name="ce673" table:formula="of:=[.E58]" office:value-type="float" office:value="0" calcext:value-type="float">
            <text:p>0</text:p>
          </table:table-cell>
          <table:table-cell table:style-name="ce67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27">Primer képzettségek</text:span><text:span text:style-name="T29"> </text:span><text:span text:style-name="T30">🅿️</text:span></text:p>
          </table:table-cell>
          <table:covered-table-cell table:number-columns-repeated="3" table:style-name="ce206"/>
          <table:covered-table-cell table:style-name="ce245"/>
          <table:table-cell table:style-name="ce673" office:value-type="string" calcext:value-type="string">
            <text:p>Primer Fortélyok</text:p>
          </table:table-cell>
          <table:table-cell table:style-name="ce673" table:formula="of:=SUM([.E33:.E46])" office:value-type="float" office:value="0" calcext:value-type="float">
            <text:p>0</text:p>
          </table:table-cell>
          <table:table-cell table:style-name="ce67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01"/>
          <table:table-cell table:style-name="ce60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73" office:value-type="string" calcext:value-type="string">
            <text:p>Pszí + Mágia</text:p>
          </table:table-cell>
          <table:table-cell table:style-name="ce673" table:formula="of:=[$Misztikus.E4]" office:value-type="float" office:value="0" calcext:value-type="float">
            <text:p>0</text:p>
          </table:table-cell>
          <table:table-cell table:style-name="ce67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487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02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27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2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5">Harci fortélyok  </text:span><text:span text:style-name="T2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6" table:content-validation-name="val24" office:value-type="float" office:value="3" calcext:value-type="float">
            <text:p>3</text:p>
          </table:table-cell>
          <table:table-cell table:style-name="ce403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6" table:content-validation-name="val25" office:value-type="float" office:value="4" calcext:value-type="float">
            <text:p>4</text:p>
          </table:table-cell>
          <table:table-cell table:style-name="ce403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29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6" table:content-validation-name="val26" office:value-type="float" office:value="1" calcext:value-type="float">
            <text:p>1</text:p>
          </table:table-cell>
          <table:table-cell table:style-name="ce403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6" table:content-validation-name="val27" office:value-type="float" office:value="2" calcext:value-type="float">
            <text:p>2</text:p>
          </table:table-cell>
          <table:table-cell table:style-name="ce40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6" table:content-validation-name="val28" office:value-type="float" office:value="2" calcext:value-type="float">
            <text:p>2</text:p>
          </table:table-cell>
          <table:table-cell table:style-name="ce403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6" table:content-validation-name="val29" office:value-type="float" office:value="3" calcext:value-type="float">
            <text:p>3</text:p>
          </table:table-cell>
          <table:table-cell table:style-name="ce40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01"/>
          <table:table-cell table:style-name="ce60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87"/>
          <table:table-cell table:style-name="ce5"/>
          <table:table-cell table:style-name="ce572" table:content-validation-name="val56" office:value-type="string" calcext:value-type="string">
            <text:p>Szakma:</text:p>
          </table:table-cell>
          <table:table-cell table:style-name="ce604" table:content-validation-name="val63" table:number-columns-spanned="2" table:number-rows-spanned="1"/>
          <table:covered-table-cell table:style-name="ce60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72" table:content-validation-name="val56" office:value-type="string" calcext:value-type="string">
            <text:p>Szakma:</text:p>
          </table:table-cell>
          <table:table-cell table:style-name="ce604" table:content-validation-name="val63" table:number-columns-spanned="2" table:number-rows-spanned="1"/>
          <table:covered-table-cell table:style-name="ce60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72" table:content-validation-name="val56" office:value-type="string" calcext:value-type="string">
            <text:p>Szakma:</text:p>
          </table:table-cell>
          <table:table-cell table:style-name="ce604" table:content-validation-name="val63" table:number-columns-spanned="2" table:number-rows-spanned="1"/>
          <table:covered-table-cell table:style-name="ce60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1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1"/>
          <table:covered-table-cell table:style-name="Default"/>
          <table:table-cell table:style-name="ce626" office:value-type="string" calcext:value-type="string" table:number-columns-spanned="2" table:number-rows-spanned="1">
            <text:p>Fok</text:p>
          </table:table-cell>
          <table:covered-table-cell table:style-name="ce62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31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634" table:content-validation-name="val66" table:number-columns-spanned="2" table:number-rows-spanned="1"/>
          <table:covered-table-cell table:style-name="ce634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52"/>
        <table:table-column table:style-name="co34" table:default-cell-style-name="ce1189"/>
        <table:table-column table:style-name="co14" table:number-columns-repeated="16372" table:default-cell-style-name="ce1189"/>
        <table:table-row table:style-name="ro31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270"/>
          <table:covered-table-cell table:number-columns-repeated="5" table:style-name="ce270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270" table:number-columns-spanned="7" table:number-rows-spanned="1"/>
          <table:covered-table-cell table:number-columns-repeated="6" table:style-name="ce27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0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70" table:number-columns-spanned="6" table:number-rows-spanned="1"/>
          <table:covered-table-cell table:number-columns-repeated="5" table:style-name="ce270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854" office:value-type="string" calcext:value-type="string" table:number-columns-spanned="3" table:number-rows-spanned="1">
            <text:p>Származás</text:p>
          </table:table-cell>
          <table:covered-table-cell table:style-name="ce854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270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70" table:content-validation-name="val56" table:number-columns-spanned="6" table:number-rows-spanned="1"/>
          <table:covered-table-cell table:number-columns-repeated="5" table:style-name="ce270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854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270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46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46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854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15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5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03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03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03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1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01" table:content-validation-name="val56"/>
          <table:covered-table-cell/>
          <table:table-cell table:style-name="ce601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848" table:content-validation-name="val84"/>
          <table:covered-table-cell table:style-name="ce848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846"/>
          <table:table-cell table:style-name="ce522" table:content-validation-name="val88" office:value-type="float" office:value="3" calcext:value-type="float">
            <text:p>3</text:p>
          </table:table-cell>
          <table:table-cell table:style-name="ce873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4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15" office:value-type="string" calcext:value-type="string" table:number-columns-spanned="2" table:number-rows-spanned="1">
            <text:p>Hely</text:p>
          </table:table-cell>
          <table:covered-table-cell table:style-name="ce846"/>
          <table:table-cell table:style-name="ce745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846"/>
          <table:table-cell table:style-name="ce527" table:content-validation-name="val91" office:value-type="float" office:value="3" calcext:value-type="float">
            <text:p>3</text:p>
          </table:table-cell>
          <table:table-cell table:style-name="ce873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715" office:value-type="string" calcext:value-type="string" table:number-columns-spanned="2" table:number-rows-spanned="1">
            <text:p>Név</text:p>
          </table:table-cell>
          <table:covered-table-cell table:style-name="ce7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848" table:content-validation-name="val92"/>
          <table:table-cell table:style-name="ce848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85"/>
        <table:table-column table:style-name="co37" table:default-cell-style-name="ce985"/>
        <table:table-column table:style-name="co38" table:default-cell-style-name="ce985"/>
        <table:table-column table:style-name="co39" table:default-cell-style-name="ce985"/>
        <table:table-column table:style-name="co40" table:number-columns-repeated="5" table:default-cell-style-name="ce985"/>
        <table:table-column table:style-name="co41" table:default-cell-style-name="ce985"/>
        <table:table-column table:style-name="co14" table:default-cell-style-name="ce985"/>
        <table:table-column table:style-name="co42" table:default-cell-style-name="ce985"/>
        <table:table-column table:style-name="co43" table:default-cell-style-name="ce985"/>
        <table:table-column table:style-name="co44" table:default-cell-style-name="ce985"/>
        <table:table-column table:style-name="co45" table:default-cell-style-name="ce985"/>
        <table:table-column table:style-name="co46" table:default-cell-style-name="ce894"/>
        <table:table-column table:style-name="co47" table:default-cell-style-name="ce909"/>
        <table:table-column table:style-name="co36" table:number-columns-repeated="239" table:default-cell-style-name="ce985"/>
        <table:table-column table:style-name="co14" table:number-columns-repeated="16128" table:default-cell-style-name="ce985"/>
        <table:table-row table:style-name="ro31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5"/>
          <table:covered-table-cell table:number-columns-repeated="5" table:style-name="ce991"/>
          <table:covered-table-cell table:number-columns-repeated="2" table:style-name="ce92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2">
          <table:table-cell table:style-name="ce925"/>
          <table:table-cell table:style-name="ce925" table:number-columns-spanned="6" table:number-rows-spanned="1"/>
          <table:covered-table-cell table:number-columns-repeated="5" table:style-name="ce925"/>
          <table:table-cell table:style-name="ce925" table:number-columns-repeated="8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86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6" table:content-validation-name="val132" office:value-type="string" calcext:value-type="string">
            <text:p>Módosítók</text:p>
          </table:table-cell>
          <table:table-cell table:style-name="ce986" table:content-validation-name="val139" office:value-type="string" calcext:value-type="string">
            <text:p>Összesen</text:p>
          </table:table-cell>
          <table:table-cell table:style-name="ce925"/>
          <table:table-cell table:style-name="ce1084" office:value-type="string" calcext:value-type="string" table:number-columns-spanned="2" table:number-rows-spanned="1">
            <text:p>Összesen felvett HM:</text:p>
          </table:table-cell>
          <table:covered-table-cell table:style-name="ce925"/>
          <table:table-cell table:style-name="ce790" table:content-validation-name="val163" table:formula="of:=SUM([.B5:.B6])" office:value-type="float" office:value="0" calcext:value-type="float">
            <text:p>0 HM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64" table:content-validation-name="val122" office:value-type="float" office:value="10" calcext:value-type="float">
            <text:p>10</text:p>
          </table:table-cell>
          <table:table-cell table:style-name="ce1064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09" table:content-validation-name="val140" table:formula="of:=[.C4]+[.D4]" office:value-type="float" office:value="15" calcext:value-type="float">
            <text:p>15</text:p>
          </table:table-cell>
          <table:table-cell table:style-name="ce925"/>
          <table:table-cell table:style-name="ce1084" office:value-type="string" calcext:value-type="string" table:number-columns-spanned="2" table:number-rows-spanned="1">
            <text:p>Max felvehető HM:</text:p>
          </table:table-cell>
          <table:covered-table-cell table:style-name="ce925"/>
          <table:table-cell table:style-name="ce1206" table:content-validation-name="val164" table:formula="of:=[Data.K19]*[Alapértékek.D8]" office:value-type="float" office:value="30" calcext:value-type="float">
            <text:p>30 HM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1064" table:content-validation-name="val122" office:value-type="float" office:value="20" calcext:value-type="float">
            <text:p>20</text:p>
          </table:table-cell>
          <table:table-cell table:style-name="ce1064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109" table:content-validation-name="val141" table:formula="of:=[.C5]+[.B5]+[.D5]" office:value-type="float" office:value="20" calcext:value-type="float">
            <text:p>20</text:p>
          </table:table-cell>
          <table:table-cell table:style-name="ce925" table:number-columns-repeated="5"/>
          <table:table-cell/>
          <table:table-cell table:style-name="ce925" table:number-columns-repeated="4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1064" table:content-validation-name="val122" office:value-type="float" office:value="120" calcext:value-type="float">
            <text:p>120</text:p>
          </table:table-cell>
          <table:table-cell table:style-name="ce1064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109" table:content-validation-name="val142" table:formula="of:=[.C6]+[.B6]+[.D6]" office:value-type="float" office:value="120" calcext:value-type="float">
            <text:p>120</text:p>
          </table:table-cell>
          <table:table-cell table:style-name="ce925" table:number-columns-repeated="5"/>
          <table:table-cell/>
          <table:table-cell table:style-name="ce925" table:number-columns-repeated="4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5">
          <table:table-cell table:style-name="ce925" table:number-columns-repeated="6"/>
          <table:table-cell table:style-name="ce1084" office:value-type="string" calcext:value-type="string" table:number-columns-spanned="2" table:number-rows-spanned="1">
            <text:p>Össz felvett CM:</text:p>
          </table:table-cell>
          <table:covered-table-cell table:style-name="ce925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25"/>
          <table:table-cell/>
          <table:table-cell table:style-name="ce925" table:number-columns-repeated="4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64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109" table:content-validation-name="val143" table:formula="of:=[.C8]+[.B8]+[.D8]" office:value-type="float" office:value="-30" calcext:value-type="float">
            <text:p>-30</text:p>
          </table:table-cell>
          <table:table-cell table:style-name="ce925"/>
          <table:table-cell table:style-name="ce1084" office:value-type="string" calcext:value-type="string" table:number-columns-spanned="2" table:number-rows-spanned="1">
            <text:p>Max felvehető CM:</text:p>
          </table:table-cell>
          <table:covered-table-cell table:style-name="ce925"/>
          <table:table-cell table:style-name="ce1206" table:content-validation-name="val165" table:formula="of:=[Data.K22]*[Alapértékek.$D$8]" office:value-type="float" office:value="20" calcext:value-type="float">
            <text:p>20 HM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25" table:number-columns-spanned="9" table:number-rows-spanned="1"/>
          <table:covered-table-cell table:number-columns-repeated="5" table:style-name="ce991"/>
          <table:covered-table-cell table:number-columns-repeated="3" table:style-name="ce92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925"/>
          <table:table-cell table:style-name="ce1084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925"/>
          <table:table-cell table:style-name="ce1084" office:value-type="string" calcext:value-type="string" table:number-columns-spanned="2" table:number-rows-spanned="1">
            <text:p>Átlag HM</text:p>
          </table:table-cell>
          <table:covered-table-cell table:style-name="ce925"/>
          <table:table-cell table:style-name="ce793" table:content-validation-name="val166" table:formula="of:=(([.I3]+[.I7])/[Alapértékek.D8])" office:value-type="float" office:value="0" calcext:value-type="float">
            <text:p>0 HM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31"/>
          <table:table-cell table:style-name="ce931" table:number-columns-spanned="6" table:number-rows-spanned="1"/>
          <table:covered-table-cell table:number-columns-repeated="5" table:style-name="ce931"/>
          <table:table-cell table:style-name="ce931" table:number-columns-repeated="8"/>
          <table:table-cell table:style-name="ce840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5"/>
          <table:table-cell/>
          <table:table-cell table:style-name="ce925" table:number-columns-repeated="4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5" table:content-validation-name="val124" office:value-type="string" calcext:value-type="string">
            <text:p>Szint</text:p>
          </table:table-cell>
          <table:table-cell table:style-name="ce1065" office:value-type="string" calcext:value-type="string">
            <text:p>KÉ</text:p>
          </table:table-cell>
          <table:table-cell table:style-name="ce1065" office:value-type="string" calcext:value-type="string">
            <text:p>TÉ/CÉ</text:p>
          </table:table-cell>
          <table:table-cell table:style-name="ce1065" office:value-type="string" calcext:value-type="string">
            <text:p>VÉ</text:p>
          </table:table-cell>
          <table:table-cell table:style-name="ce1065" table:content-validation-name="val151" office:value-type="string" calcext:value-type="string">
            <text:p>Harckeret</text:p>
          </table:table-cell>
          <table:table-cell table:style-name="ce106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1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1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1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1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25" table:number-columns-repeated="2"/>
          <table:table-cell table:number-columns-repeated="2"/>
          <table:table-cell table:style-name="ce925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5">
          <table:table-cell table:style-name="ce931" table:number-columns-spanned="9" table:number-rows-spanned="1"/>
          <table:covered-table-cell table:number-columns-repeated="7" table:style-name="ce931"/>
          <table:covered-table-cell table:style-name="ce1215"/>
          <table:table-cell table:style-name="ce93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5"/>
          <table:covered-table-cell table:number-columns-repeated="5" table:style-name="ce580"/>
          <table:covered-table-cell table:style-name="ce995"/>
          <table:covered-table-cell table:style-name="ce115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36" table:content-validation-name="val56" office:value-type="string" calcext:value-type="string">
            <text:p>Fegyver</text:p>
          </table:table-cell>
          <table:table-cell table:style-name="ce996" table:content-validation-name="val56" office:value-type="string" calcext:value-type="string">
            <text:p>Sebesség</text:p>
          </table:table-cell>
          <table:table-cell table:style-name="ce106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8" office:value-type="string" calcext:value-type="string">
            <text:p>SP</text:p>
          </table:table-cell>
          <table:table-cell table:style-name="ce1068" office:value-type="string" calcext:value-type="string" table:number-columns-spanned="2" table:number-rows-spanned="1">
            <text:p>Komment</text:p>
          </table:table-cell>
          <table:covered-table-cell table:style-name="ce1003"/>
          <table:table-cell table:style-name="ce931"/>
          <table:table-cell table:style-name="ce840"/>
          <table:table-cell table:number-columns-repeated="2"/>
          <table:table-cell table:style-name="ce840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072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072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072" table:content-validation-name="val152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1"/>
          <table:table-cell table:style-name="ce991" table:number-columns-repeated="2"/>
          <table:table-cell table:style-name="ce109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4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0" calcext:value-type="float">
            <text:p>0</text:p>
          </table:table-cell>
          <table:table-cell table:style-name="ce948" table:number-columns-spanned="2" table:number-rows-spanned="1"/>
          <table:covered-table-cell table:style-name="ce948"/>
          <table:table-cell table:style-name="ce835"/>
          <table:table-cell table:style-name="Default" table:number-columns-repeated="3"/>
          <table:table-cell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3"/>
          <table:table-cell table:style-name="ce931"/>
          <table:table-cell table:style-name="Default" table:number-columns-repeated="3"/>
          <table:table-cell table:style-name="ce840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36" table:content-validation-name="val101" office:value-type="string" calcext:value-type="string">
            <text:p>Távolsági fegyver</text:p>
          </table:table-cell>
          <table:table-cell table:style-name="ce996" table:content-validation-name="val56" office:value-type="string" calcext:value-type="string">
            <text:p>Sebesség</text:p>
          </table:table-cell>
          <table:table-cell table:style-name="ce106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8" office:value-type="string" calcext:value-type="string">
            <text:p>SP</text:p>
          </table:table-cell>
          <table:table-cell table:style-name="ce1068" office:value-type="string" calcext:value-type="string" table:number-columns-spanned="2" table:number-rows-spanned="1">
            <text:p>Hatótáv + Komment</text:p>
          </table:table-cell>
          <table:covered-table-cell table:style-name="ce1003"/>
          <table:table-cell table:style-name="ce931"/>
          <table:table-cell table:style-name="Default" table:number-columns-repeated="3"/>
          <table:table-cell table:style-name="ce840"/>
          <table:table-cell table:style-name="ce92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072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072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072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7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072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072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072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1"/>
          <table:covered-table-cell/>
          <table:covered-table-cell table:style-name="ce925"/>
          <table:covered-table-cell table:style-name="ce794"/>
          <table:table-cell table:style-name="ce925"/>
          <table:table-cell table:style-name="Default" table:number-columns-repeated="3"/>
          <table:table-cell table:style-name="ce925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7">
          <table:table-cell table:style-name="ce451" table:content-validation-name="val103" office:value-type="string" calcext:value-type="string" table:number-columns-spanned="2" table:number-rows-spanned="1">
            <text:p>Fegyver<text:span text:style-name="T31"> (harcmodor)</text:span></text:p>
          </table:table-cell>
          <table:covered-table-cell table:style-name="ce995" table:content-validation-name="val112"/>
          <table:table-cell table:style-name="ce9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5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5"/>
          <table:table-cell table:style-name="ce92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72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6" table:formula="of:=[.G25]" office:value-type="string" office:string-value="-5 Z" calcext:value-type="string">
            <text:p>-5 Z</text:p>
          </table:table-cell>
          <table:table-cell table:style-name="ce1181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1072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1072" table:content-validation-name="val153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2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072" table:content-validation-name="val153" table:formula="of:=[.G27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2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2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072" table:content-validation-name="val153" table:formula="of:=[.G28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2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2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072" table:content-validation-name="val153" table:formula="of:=[.G29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2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2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54" table:content-validation-name="val153" table:formula="of:=[.G30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803"/>
          <table:table-cell table:style-name="ce92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58" table:number-columns-spanned="3" table:number-rows-spanned="1"/>
          <table:covered-table-cell table:number-columns-repeated="2" table:style-name="ce1181"/>
          <table:table-cell table:style-name="ce92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58" table:content-validation-name="val157"/>
          <table:covered-table-cell table:style-name="ce1181"/>
          <table:covered-table-cell table:style-name="ce925"/>
          <table:table-cell table:style-name="ce92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5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5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3"/>
          <table:table-cell table:style-name="ce925"/>
          <table:table-cell/>
          <table:table-cell table:style-name="Default" table:number-columns-repeated="6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5"/>
          <table:table-cell/>
          <table:table-cell table:style-name="Default" table:number-columns-repeated="6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17" table:content-validation-name="val128" office:value-type="string" calcext:value-type="string">
            <text:p>Tám/kör</text:p>
          </table:table-cell>
          <table:table-cell table:style-name="ce1117" office:value-type="string" calcext:value-type="string">
            <text:p>KÉ</text:p>
          </table:table-cell>
          <table:table-cell table:style-name="ce1117" office:value-type="string" calcext:value-type="string">
            <text:p>TÉ</text:p>
          </table:table-cell>
          <table:table-cell table:style-name="ce111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2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25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84" office:value-type="string" calcext:value-type="string">
            <text:p>KÉ</text:p>
          </table:table-cell>
          <table:table-cell table:style-name="ce1292" office:value-type="string" calcext:value-type="string">
            <text:p>TÉ</text:p>
          </table:table-cell>
          <table:table-cell table:style-name="ce129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03" table:number-columns-repeated="2"/>
          <table:table-cell table:style-name="ce633"/>
          <table:table-cell table:style-name="ce1003"/>
          <table:table-cell table:style-name="ce633" table:number-columns-repeated="3"/>
          <table:table-cell table:style-name="ce1034"/>
          <table:table-cell table:style-name="ce931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20" office:value-type="string" calcext:value-type="string">
            <text:p>Harckeret</text:p>
          </table:table-cell>
          <table:table-cell table:style-name="ce1120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20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1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32" table:number-columns-spanned="2" table:number-rows-spanned="1"/>
          <table:covered-table-cell table:style-name="ce103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84" office:value-type="string" calcext:value-type="string">
            <text:p>KÉ</text:p>
          </table:table-cell>
          <table:table-cell table:style-name="ce1292" office:value-type="string" calcext:value-type="string">
            <text:p>TÉ</text:p>
          </table:table-cell>
          <table:table-cell table:style-name="ce129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122"/>
          <table:table-cell table:style-name="ce633"/>
          <table:table-cell table:style-name="ce1082" office:value-type="string" calcext:value-type="string">
            <text:p>Szúró</text:p>
          </table:table-cell>
          <table:table-cell table:style-name="ce1082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84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292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292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1" table:number-columns-repeated="238"/>
          <table:table-cell table:style-name="ce925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52" table:content-validation-name="val118" table:number-columns-spanned="2" table:number-rows-spanned="1"/>
          <table:covered-table-cell table:style-name="ce1082"/>
          <table:table-cell table:style-name="ce637" office:value-type="string" calcext:value-type="string">
            <text:p>MGT csökk</text:p>
          </table:table-cell>
          <table:table-cell table:style-name="ce1122" table:content-validation-name="val148"/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25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296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296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296" table:content-validation-name="val171" table:formula="of:=IF([.$B$53]&gt;0;[.O$60];0)" office:value-type="float" office:value="0" calcext:value-type="float">
            <text:p>0</text:p>
          </table:table-cell>
          <table:table-cell table:style-name="ce1296" table:formula="of:=[.P60]" office:value-type="float" office:value="0" calcext:value-type="float">
            <text:p>0</text:p>
          </table:table-cell>
          <table:table-cell table:style-name="ce907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52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25" table:number-columns-repeated="3"/>
          <table:table-cell table:style-name="ce1083" table:number-columns-repeated="3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52" table:content-validation-name="val120" table:number-columns-spanned="2" table:number-rows-spanned="1"/>
          <table:covered-table-cell table:style-name="ce1052"/>
          <table:table-cell table:style-name="ce1003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0" calcext:value-type="float">
            <text:p>0. fok</text:p>
          </table:table-cell>
          <table:table-cell table:style-name="ce925" table:number-columns-repeated="3"/>
          <table:table-cell table:style-name="ce1083" table:number-columns-repeated="3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1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54" table:content-validation-name="val121" table:number-columns-spanned="2" table:number-rows-spanned="1"/>
          <table:covered-table-cell table:style-name="ce1054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1135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35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925" table:number-columns-repeated="2"/>
          <table:table-cell table:style-name="ce1083" table:number-columns-repeated="3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931" table:number-columns-repeated="2"/>
          <table:table-cell table:number-columns-repeated="3"/>
          <table:table-cell table:style-name="ce931"/>
          <table:table-cell table:style-name="ce1215"/>
          <table:table-cell table:style-name="ce925" table:number-columns-repeated="3"/>
          <table:table-cell table:style-name="ce1083" table:number-columns-repeated="3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5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3" table:number-columns-repeated="6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66"/>
          <table:table-cell table:style-name="ce710"/>
          <table:table-cell table:style-name="ce773"/>
          <table:table-cell table:style-name="ce902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68"/>
          <table:table-cell table:style-name="ce716"/>
          <table:table-cell table:style-name="ce777"/>
          <table:table-cell table:style-name="ce903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75"/>
          <table:table-cell table:style-name="ce719"/>
          <table:table-cell table:style-name="ce778"/>
          <table:table-cell table:style-name="ce904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76"/>
          <table:table-cell table:style-name="ce725"/>
          <table:table-cell table:style-name="ce780"/>
          <table:table-cell table:style-name="ce911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77"/>
          <table:table-cell table:style-name="ce727"/>
          <table:table-cell table:style-name="ce781"/>
          <table:table-cell table:style-name="ce912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83"/>
          <table:covered-table-cell table:style-name="ce82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83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25"/>
          <table:table-cell table:style-name="ce556"/>
          <table:table-cell table:style-name="ce925" table:number-columns-repeated="13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 table:number-rows-repeated="65465">
          <table:table-cell table:style-name="ce925" table:number-columns-repeated="1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 table:number-rows-repeated="9">
          <table:table-cell table:style-name="ce92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8" table:default-cell-style-name="ce270"/>
        <table:table-column table:style-name="co49" table:default-cell-style-name="ce270"/>
        <table:table-column table:style-name="co50" table:default-cell-style-name="ce270"/>
        <table:table-column table:style-name="co51" table:default-cell-style-name="ce270"/>
        <table:table-column table:style-name="co52" table:default-cell-style-name="ce270"/>
        <table:table-column table:style-name="co58" table:default-cell-style-name="ce270"/>
        <table:table-column table:style-name="co59" table:default-cell-style-name="ce270"/>
        <table:table-column table:style-name="co60" table:default-cell-style-name="ce270"/>
        <table:table-column table:style-name="co61" table:default-cell-style-name="ce270"/>
        <table:table-column table:style-name="co62" table:default-cell-style-name="ce270"/>
        <table:table-column table:style-name="co63" table:default-cell-style-name="ce270"/>
        <table:table-column table:style-name="co28" table:number-columns-repeated="2" table:default-cell-style-name="ce270"/>
        <table:table-column table:style-name="co64" table:default-cell-style-name="ce673"/>
        <table:table-column table:style-name="co65" table:default-cell-style-name="ce270"/>
        <table:table-column table:style-name="co36" table:number-columns-repeated="2" table:default-cell-style-name="ce270"/>
        <table:table-column table:style-name="co66" table:default-cell-style-name="ce270"/>
        <table:table-column table:style-name="co67" table:default-cell-style-name="ce673"/>
        <table:table-column table:style-name="co68" table:default-cell-style-name="ce673"/>
        <table:table-column table:style-name="co36" table:number-columns-repeated="236" table:default-cell-style-name="ce270"/>
        <table:table-column table:style-name="co14" table:number-columns-repeated="16128" table:default-cell-style-name="ce270"/>
        <table:table-row table:style-name="ro31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9">
          <table:table-cell table:style-name="ce319" office:value-type="string" calcext:value-type="string" table:number-columns-spanned="6" table:number-rows-spanned="1">
            <text:p><text:span text:style-name="T32">Tradíció képzettségek </text:span><text:span text:style-name="T3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2">Szféra, Arkánum képzettségek </text:span><text:span text:style-name="T3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9"/>
          <table:table-cell table:style-name="ce60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601"/>
          <table:table-cell table:style-name="ce60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739" table:content-validation-name="val172"/>
          <table:covered-table-cell table:style-name="ce602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739" table:content-validation-name="val172"/>
          <table:covered-table-cell table:style-name="ce602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5" table:content-validation-name="val172" table:number-columns-spanned="4" table:number-rows-spanned="1"/>
          <table:covered-table-cell table:style-name="ce1378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9">
          <table:table-cell table:style-name="ce998" office:value-type="string" calcext:value-type="string" table:number-columns-spanned="6" table:number-rows-spanned="1">
            <text:p><text:span text:style-name="T34">Pszi alkalmazás (fortély) </text:span><text:span text:style-name="T3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367" office:value-type="string" calcext:value-type="string">
            <text:p>Max</text:p>
          </table:table-cell>
          <table:table-cell table:style-name="ce367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9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9">
          <table:table-cell table:style-name="ce1002" office:value-type="string" calcext:value-type="string" table:number-columns-spanned="6" table:number-rows-spanned="1">
            <text:p><text:span text:style-name="T32">Pszí-iskola (képzettség) </text:span><text:span text:style-name="T3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601"/>
          <table:table-cell table:style-name="ce60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294" office:value-type="string" calcext:value-type="string" table:number-columns-spanned="4" table:number-rows-spanned="1">
            <text:p>Pszí iskola</text:p>
          </table:table-cell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1157" table:content-validation-name="val175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9">
          <table:table-cell table:style-name="ce1002" office:value-type="string" calcext:value-type="string" table:number-columns-spanned="6" table:number-rows-spanned="1">
            <text:p><text:span text:style-name="T34">Speciális diszciplínák, pszí fortélyok </text:span><text:span text:style-name="T35">🅿️</text:span></text:p>
          </table:table-cell>
          <table:covered-table-cell table:number-columns-repeated="4"/>
          <table:covered-table-cell table:style-name="ce1042"/>
          <table:table-cell/>
          <table:table-cell table:style-name="ce1365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6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1" table:number-columns-spanned="4" table:number-rows-spanned="1"/>
          <table:covered-table-cell table:number-columns-repeated="3" table:style-name="ce1391"/>
          <table:table-cell table:style-name="ce105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1" table:number-columns-spanned="4" table:number-rows-spanned="1"/>
          <table:covered-table-cell table:number-columns-repeated="3" table:style-name="ce1391"/>
          <table:table-cell table:style-name="ce105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1" table:number-columns-spanned="4" table:number-rows-spanned="1"/>
          <table:covered-table-cell table:number-columns-repeated="3" table:style-name="ce1391"/>
          <table:table-cell table:style-name="ce105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0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39"/>
        <table:table-column table:style-name="co54" table:default-cell-style-name="ce270"/>
        <table:table-column table:style-name="co36" table:number-columns-repeated="4" table:default-cell-style-name="ce270"/>
        <table:table-column table:style-name="co55" table:default-cell-style-name="ce270"/>
        <table:table-column table:style-name="co56" table:default-cell-style-name="ce270"/>
        <table:table-column table:style-name="co36" table:number-columns-repeated="6" table:default-cell-style-name="ce270"/>
        <table:table-column table:style-name="co57" table:default-cell-style-name="ce270"/>
        <table:table-column table:style-name="co36" table:number-columns-repeated="241" table:default-cell-style-name="ce270"/>
        <table:table-column table:style-name="co14" table:number-columns-repeated="16128" table:default-cell-style-name="ce270"/>
        <table:table-row table:style-name="ro15">
          <table:table-cell table:style-name="ce14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3"/>
          <table:table-cell table:style-name="ce1477" office:value-type="string" calcext:value-type="string">
            <text:p>Fegyver</text:p>
          </table:table-cell>
          <table:table-cell table:style-name="ce1501" office:value-type="string" calcext:value-type="string">
            <text:p>Típus</text:p>
          </table:table-cell>
          <table:table-cell table:style-name="ce1477" office:value-type="string" calcext:value-type="string">
            <text:p>SP</text:p>
          </table:table-cell>
          <table:table-cell table:style-name="ce1524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office:value-type="string" calcext:value-type="string">
            <text:p>Íves</text:p>
          </table:table-cell>
          <table:table-cell table:style-name="ce1549" office:value-type="string" calcext:value-type="string">
            <text:p>1,5 kezes</text:p>
          </table:table-cell>
          <table:table-cell table:style-name="ce1531" office:value-type="string" calcext:value-type="string">
            <text:p>Pengehossz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TÉ</text:p>
          </table:table-cell>
          <table:table-cell table:style-name="ce1531" office:value-type="string" calcext:value-type="string">
            <text:p>VÉ</text:p>
          </table:table-cell>
          <table:table-cell table:style-name="ce153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652" office:value-type="string" calcext:value-type="string">
            <text:p>Megjegyzés</text:p>
          </table:table-cell>
          <table:table-cell table:style-name="ce1677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Közelharci fegyverek</text:p>
          </table:table-cell>
          <table:table-cell table:style-name="ce1479" office:value-type="string" calcext:value-type="string">
            <text:p><text:s/>__</text:p>
          </table:table-cell>
          <table:table-cell table:style-name="ce1502"/>
          <table:table-cell table:number-columns-repeated="3" table:style-name="ce1502" office:value-type="string" calcext:value-type="string">
            <text:p>N/A</text:p>
          </table:table-cell>
          <table:table-cell table:style-name="ce1479"/>
          <table:table-cell table:style-name="ce1550"/>
          <table:table-cell table:number-columns-repeated="5" table:style-name="ce1502" office:value-type="string" calcext:value-type="string">
            <text:p>N/A</text:p>
          </table:table-cell>
          <table:table-cell table:style-name="ce1479" table:number-columns-repeated="2"/>
          <table:table-cell table:style-name="ce1678" table:number-columns-repeated="241"/>
          <table:table-cell table:number-columns-repeated="16128"/>
        </table:table-row>
        <table:table-row table:style-name="ro16">
          <table:table-cell/>
          <table:table-cell table:style-name="ce1483" office:value-type="string" calcext:value-type="string">
            <text:p>Puszta ké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52"/>
          <table:table-cell table:style-name="ce1638" office:value-type="float" office:value="0" calcext:value-type="float">
            <text:p>0</text:p>
          </table:table-cell>
          <table:table-cell table:number-columns-repeated="3" table:style-name="ce1503" office:value-type="float" office:value="-10" calcext:value-type="float">
            <text:p>-10</text:p>
          </table:table-cell>
          <table:table-cell table:style-name="ce150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63"/>
          <table:table-cell table:style-name="ce1487" office:value-type="string" calcext:value-type="string">
            <text:p>Béltépő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Dzsambi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Garott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string" calcext:value-type="string">
            <text:p>spec.</text:p>
          </table:table-cell>
          <table:table-cell table:number-columns-repeated="3"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-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Krisz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Levéltőr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string" calcext:value-type="string">
            <text:p>S/V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float" office:value="4" calcext:value-type="float">
            <text:p>4</text:p>
          </table:table-cell>
          <table:table-cell table:number-columns-repeated="2"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arkolatgomb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éregfog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2" table:style-name="ce1517" office:value-type="float" office:value="3" calcext:value-type="float">
            <text:p>3</text:p>
          </table:table-cell>
          <table:table-cell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Pugos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3" calcext:value-type="float">
            <text:p>3</text:p>
          </table:table-cell>
          <table:table-cell table:number-columns-repeated="3"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487" office:value-type="string" calcext:value-type="string">
            <text:p>Tőr, hárít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5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487" office:value-type="string" calcext:value-type="string">
            <text:p>Tőr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, ököl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467"/>
          <table:table-cell table:style-name="ce1488" office:value-type="string" calcext:value-type="string">
            <text:p>Tőr, páncélszúr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</text:p>
          </table:table-cell>
          <table:table-cell table:style-name="ce1533" office:value-type="string" calcext:value-type="string">
            <text:p>5+Erő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özelharc</text:p>
          </table:table-cell>
          <table:table-cell table:style-name="ce1656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Tőr, Sla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6369"/>
        </table:table-row>
        <table:table-row table:style-name="ro1">
          <table:table-cell table:style-name="ce1378"/>
          <table:table-cell table:style-name="ce1489" office:value-type="string" calcext:value-type="string">
            <text:p>Vasököl / páncélkesztyű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style-name="ce1534" office:value-type="float" office:value="0" calcext:value-type="float">
            <text:p>0</text:p>
          </table:table-cell>
          <table:table-cell table:style-name="ce1506" office:value-type="float" office:value="0" calcext:value-type="float">
            <text:p>0</text:p>
          </table:table-cell>
          <table:table-cell table:style-name="ce1624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8">
          <table:table-cell table:style-name="ce1466" office:value-type="string" calcext:value-type="string">
            <text:p>Kardvívó fegyverek</text:p>
          </table:table-cell>
          <table:table-cell table:style-name="ce1483" office:value-type="string" calcext:value-type="string">
            <text:p>Kard, dzsenn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52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5" calcext:value-type="float">
            <text:p>15</text:p>
          </table:table-cell>
          <table:table-cell table:style-name="ce1503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emreli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number-columns-repeated="2"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8"/>
          <table:table-cell table:number-columns-repeated="16369"/>
        </table:table-row>
        <table:table-row table:style-name="ro19">
          <table:table-cell/>
          <table:table-cell table:style-name="ce1487" office:value-type="string" calcext:value-type="string">
            <text:p>Kard, fejvadász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41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handzsá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hiequa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S/V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487" office:value-type="string" calcext:value-type="string">
            <text:p>Kard, hosszú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jatagá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25" office:value-type="string" calcext:value-type="string">
            <text:p><text:span text:style-name="T37"> </text:span><text:span text:style-name="T38">V/S</text:span>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khossa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25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number-columns-repeated="2"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La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lovag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Kard, másfél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ard, mester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ard, Pu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87" office:value-type="string" calcext:value-type="string">
            <text:p>Kard,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Slan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9" calcext:value-type="float">
            <text:p>19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Slan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1" calcext:value-type="float">
            <text:p>11</text:p>
          </table:table-cell>
          <table:table-cell table:number-columns-repeated="2"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Slan csata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3" calcext:value-type="float">
            <text:p>23</text:p>
          </table:table-cell>
          <table:table-cell table:style-name="ce1504" office:value-type="float" office:value="17" calcext:value-type="float">
            <text:p>17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szably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67"/>
          <table:table-cell table:style-name="ce1488" office:value-type="string" calcext:value-type="string">
            <text:p>Mara-sequor 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20" calcext:value-type="float">
            <text:p>20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43">MK, KF</text:span><text:span text:style-name="T44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67"/>
          <table:table-cell table:style-name="ce1488" office:value-type="string" calcext:value-type="string">
            <text:p>Meneth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43">KF</text:span><text:span text:style-name="T44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87" office:value-type="string" calcext:value-type="string">
            <text:p>Predoci egyeneskard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Sequor 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68"/>
          <table:table-cell table:style-name="ce1490" office:value-type="string" calcext:value-type="string">
            <text:p>Tőrkard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30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6" calcext:value-type="float">
            <text:p>6</text:p>
          </table:table-cell>
          <table:table-cell table:number-columns-repeated="2" table:style-name="ce1507" office:value-type="float" office:value="12" calcext:value-type="float">
            <text:p>12</text:p>
          </table:table-cell>
          <table:table-cell table:style-name="ce1507" office:value-type="float" office:value="5" calcext:value-type="float">
            <text:p>5</text:p>
          </table:table-cell>
          <table:table-cell table:style-name="ce1647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45">+2</text:span></text:p>
            <text:p><text:span text:style-name="T19">- Zúzó fegyverek ellen VÉ büntetés: </text:span><text:span text:style-name="T4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Zúzó fegyverek</text:p>
          </table:table-cell>
          <table:table-cell table:style-name="ce1483" office:value-type="string" calcext:value-type="string">
            <text:p>Bot, rövid</text:p>
          </table:table-cell>
          <table:table-cell table:style-name="ce1503" office:value-type="string" calcext:value-type="string">
            <text:p>egykezes</text:p>
          </table:table-cell>
          <table:table-cell table:style-name="ce1511" office:value-type="float" office:value="-3" calcext:value-type="float">
            <text:p>-3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2"/>
          <table:table-cell table:style-name="ce1504" office:value-type="float" office:value="0.5" calcext:value-type="float">
            <text:p>0.5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56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ot, furkó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-1" calcext:value-type="float">
            <text:p>-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Buzogá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26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11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20" calcext:value-type="float">
            <text:p>20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645" office:value-type="string" calcext:value-type="string">
            <text:p>zúzás</text:p>
          </table:table-cell>
          <table:table-cell table:style-name="ce16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lánco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5" calcext:value-type="float">
            <text:p>15</text:p>
          </table:table-cell>
          <table:table-cell table:number-columns-repeated="2"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shadleki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tolla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7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zúzás</text:p>
          </table:table-cell>
          <table:table-cell table:style-name="ce1659"/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Csatacsákány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zúzás</text:p>
          </table:table-cell>
          <table:table-cell table:style-name="ce16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8"/>
          <table:table-cell table:style-name="ce1490" office:value-type="string" calcext:value-type="string">
            <text:p>Harci kalapács</text:p>
          </table:table-cell>
          <table:table-cell table:style-name="ce1510" office:value-type="string" calcext:value-type="string">
            <text:p>kétkezes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630"/>
          <table:table-cell table:style-name="ce1510" office:value-type="float" office:value="1.5" calcext:value-type="float">
            <text:p>1.5</text:p>
          </table:table-cell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20" calcext:value-type="float">
            <text:p>20</text:p>
          </table:table-cell>
          <table:table-cell table:number-columns-repeated="2" table:style-name="ce1510" office:value-type="float" office:value="8" calcext:value-type="float">
            <text:p>8</text:p>
          </table:table-cell>
          <table:table-cell table:style-name="ce1648" office:value-type="string" calcext:value-type="string">
            <text:p>zúzás</text:p>
          </table:table-cell>
          <table:table-cell table:style-name="ce166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Lándzsavívó fegyverek</text:p>
          </table:table-cell>
          <table:table-cell table:style-name="ce1491" office:value-type="string" calcext:value-type="string">
            <text:p>Alabá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+Z/V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0" calcext:value-type="float">
            <text:p>0</text:p>
          </table:table-cell>
          <table:table-cell table:style-name="ce1552"/>
          <table:table-cell table:style-name="ce1505" office:value-type="float" office:value="3" calcext:value-type="float">
            <text:p>3</text:p>
          </table:table-cell>
          <table:table-cell table:style-name="ce1511" office:value-type="float" office:value="12" calcext:value-type="float">
            <text:p>12</text:p>
          </table:table-cell>
          <table:table-cell table:number-columns-repeated="2" table:style-name="ce1511" office:value-type="float" office:value="28" calcext:value-type="float">
            <text:p>28</text:p>
          </table:table-cell>
          <table:table-cell table:style-name="ce1511" office:value-type="float" office:value="8" calcext:value-type="float">
            <text:p>8</text:p>
          </table:table-cell>
          <table:table-cell table:style-name="ce1645" office:value-type="string" calcext:value-type="string">
            <text:p>lándzsavívás</text:p>
          </table:table-cell>
          <table:table-cell table:style-name="ce1665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67"/>
          <table:table-cell table:style-name="ce1488" office:value-type="string" calcext:value-type="string">
            <text:p>Bot, hosszú</text:p>
          </table:table-cell>
          <table:table-cell table:style-name="ce1505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24" calcext:value-type="float">
            <text:p>24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467"/>
          <table:table-cell table:style-name="ce1488" office:value-type="string" calcext:value-type="string">
            <text:p>Lándzs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number-columns-repeated="2" table:style-name="ce1505" office:value-type="float" office:value="32" calcext:value-type="float">
            <text:p>32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467"/>
          <table:table-cell table:style-name="ce1488" office:value-type="string" calcext:value-type="string">
            <text:p>Pik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8" calcext:value-type="float">
            <text:p>18</text:p>
          </table:table-cell>
          <table:table-cell table:number-columns-repeated="2" table:style-name="ce1505" office:value-type="float" office:value="40" calcext:value-type="float">
            <text:p>40</text:p>
          </table:table-cell>
          <table:table-cell table:style-name="ce1505" office:value-type="float" office:value="9" calcext:value-type="float">
            <text:p>9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67"/>
          <table:table-cell table:style-name="ce1488" office:value-type="string" calcext:value-type="string">
            <text:p>Szigo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7" calcext:value-type="float">
            <text:p>7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72"/>
          <table:table-cell table:style-name="ce1492" office:value-type="string" calcext:value-type="string">
            <text:p>Szigo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2" calcext:value-type="float">
            <text:p>22</text:p>
          </table:table-cell>
          <table:table-cell table:style-name="ce1513" office:value-type="float" office:value="26" calcext:value-type="float">
            <text:p>26</text:p>
          </table:table-cell>
          <table:table-cell table:style-name="ce1513" office:value-type="float" office:value="8" calcext:value-type="float">
            <text:p>8</text:p>
          </table:table-cell>
          <table:table-cell table:style-name="ce1649" office:value-type="string" calcext:value-type="string">
            <text:p>lándzsavívás</text:p>
          </table:table-cell>
          <table:table-cell table:style-name="ce16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73"/>
          <table:table-cell table:number-columns-repeated="16370"/>
        </table:table-row>
        <table:table-row table:style-name="ro2">
          <table:table-cell table:style-name="ce1473"/>
          <table:table-cell table:style-name="ce1493" office:value-type="string" calcext:value-type="string">
            <text:p>Fegyver</text:p>
          </table:table-cell>
          <table:table-cell table:style-name="ce1514" office:value-type="string" calcext:value-type="string">
            <text:p>Forgatás módja</text:p>
          </table:table-cell>
          <table:table-cell table:style-name="ce1493" office:value-type="string" calcext:value-type="string">
            <text:p>SP</text:p>
          </table:table-cell>
          <table:table-cell table:style-name="ce1514" office:value-type="string" calcext:value-type="string">
            <text:p>Sebzés módja</text:p>
          </table:table-cell>
          <table:table-cell table:style-name="ce1493" office:value-type="string" calcext:value-type="string">
            <text:p>Átütés</text:p>
          </table:table-cell>
          <table:table-cell table:style-name="ce1493" table:number-columns-repeated="2"/>
          <table:table-cell table:style-name="ce1493" office:value-type="string" calcext:value-type="string">
            <text:p>Hatótáv</text:p>
          </table:table-cell>
          <table:table-cell table:style-name="ce1493" office:value-type="string" calcext:value-type="string">
            <text:p>KÉ</text:p>
          </table:table-cell>
          <table:table-cell table:style-name="ce1493" office:value-type="string" calcext:value-type="string">
            <text:p>CÉ</text:p>
          </table:table-cell>
          <table:table-cell table:style-name="ce1493" office:value-type="string" calcext:value-type="string">
            <text:p>Osztó</text:p>
          </table:table-cell>
          <table:table-cell table:style-name="ce1493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493"/>
          <table:table-cell table:style-name="ce168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6" office:value-type="string" calcext:value-type="string">
            <text:p>Hajítófegyverek</text:p>
          </table:table-cell>
          <table:table-cell table:style-name="ce1495" office:value-type="string" calcext:value-type="string">
            <text:p>Bola</text:p>
          </table:table-cell>
          <table:table-cell table:style-name="ce1495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20m</text:p>
          </table:table-cell>
          <table:table-cell table:number-columns-repeated="2" table:style-name="ce1520" office:value-type="float" office:value="2" calcext:value-type="float">
            <text:p>2</text:p>
          </table:table-cell>
          <table:table-cell table:style-name="ce1495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8"/>
          <table:table-cell table:number-columns-repeated="16369"/>
        </table:table-row>
        <table:table-row table:style-name="ro22">
          <table:table-cell table:style-name="ce1474"/>
          <table:table-cell table:style-name="ce1496" office:value-type="string" calcext:value-type="string">
            <text:p>Dárda</text:p>
          </table:table-cell>
          <table:table-cell table:style-name="ce1496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3" calcext:value-type="float">
            <text:p>3</text:p>
          </table:table-cell>
          <table:table-cell table:style-name="ce1537" table:number-columns-repeated="2"/>
          <table:table-cell table:style-name="ce1521" office:value-type="string" calcext:value-type="string">
            <text:p>5m + (Erő x 3)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3" calcext:value-type="float">
            <text:p>3</text:p>
          </table:table-cell>
          <table:table-cell table:style-name="ce1499" office:value-type="float" office:value="2" calcext:value-type="float">
            <text:p>2</text:p>
          </table:table-cell>
          <table:table-cell table:style-name="ce1640" office:value-type="float" office:value="7" calcext:value-type="float">
            <text:p>7</text:p>
          </table:table-cell>
          <table:table-cell table:style-name="ce1650" office:value-type="string" calcext:value-type="string">
            <text:p>hajítás</text:p>
          </table:table-cell>
          <table:table-cell table:style-name="ce1669" office:value-type="string" calcext:value-type="string">
            <text:p>Követelmény: Erő +0</text:p>
            <text:p><text:span text:style-name="T46">Maximális hatótávolsága: </text:span><text:span text:style-name="T5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81"/>
          <table:table-cell table:style-name="ce61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5" office:value-type="string" calcext:value-type="string">
            <text:p>Dobóhál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4m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Hajítóbárd</text:p>
          </table:table-cell>
          <table:table-cell table:style-name="ce1499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63"/>
          <table:table-cell table:style-name="ce1498" office:value-type="string" calcext:value-type="string">
            <text:p>Hajítótőr</text:p>
          </table:table-cell>
          <table:table-cell table:style-name="ce1496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43"/>
          <table:table-cell table:style-name="ce1635"/>
          <table:table-cell table:style-name="ce1528" office:value-type="string" calcext:value-type="string">
            <text:p>15m</text:p>
          </table:table-cell>
          <table:table-cell table:style-name="ce1528" office:value-type="float" office:value="12" calcext:value-type="float">
            <text:p>12</text:p>
          </table:table-cell>
          <table:table-cell table:style-name="ce1528" office:value-type="float" office:value="4" calcext:value-type="float">
            <text:p>4</text:p>
          </table:table-cell>
          <table:table-cell table:style-name="ce1498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1" office:value-type="string" calcext:value-type="string">
            <text:p><text:span text:style-name="T36">Automatikusan jár rá a</text:span></text:p>
            <text:p><text:span text:style-name="T36">Közeli lövés fortélynál leírt +10CÉ bónusz</text:span></text:p>
            <text:p><text:span text:style-name="T36">Ha a célpont Cellaszáma 1.</text:span></text:p>
            <text:p><text:span text:style-name="T36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97" office:value-type="string" calcext:value-type="string">
            <text:p>kő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10" calcext:value-type="float">
            <text:p>-10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3"/>
          <table:table-cell table:style-name="ce1635"/>
          <table:table-cell table:style-name="ce1528" office:value-type="string" calcext:value-type="string">
            <text:p>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7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499" office:value-type="string" calcext:value-type="string">
            <text:p>Lassz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1" office:value-type="string" calcext:value-type="string">
            <text:p>-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10m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3" office:value-type="string" calcext:value-type="string">
            <text:p>Sebesülés az esés következtében lehet.</text:p>
          </table:table-cell>
          <table:table-cell table:style-name="ce613" table:number-columns-repeated="241"/>
          <table:table-cell table:number-columns-repeated="16128"/>
        </table:table-row>
        <table:table-row table:style-name="ro24">
          <table:table-cell/>
          <table:table-cell table:style-name="ce1499" office:value-type="string" calcext:value-type="string">
            <text:p>Parittya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637"/>
          <table:table-cell table:style-name="ce1521" office:value-type="string" calcext:value-type="string">
            <text:p>70m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0m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Slan csillag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5" calcext:value-type="float">
            <text:p>-5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5m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4" office:value-type="string" calcext:value-type="string">
            <text:p>hajítás</text:p>
          </table:table-cell>
          <table:table-cell table:style-name="ce1672"/>
          <table:table-cell table:number-columns-repeated="16369"/>
        </table:table-row>
        <table:table-row table:style-name="ro2">
          <table:table-cell table:style-name="ce1378"/>
          <table:table-cell table:style-name="ce1500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45" table:number-columns-repeated="2"/>
          <table:table-cell table:style-name="ce1523" office:value-type="string" calcext:value-type="string">
            <text:p>10m</text:p>
          </table:table-cell>
          <table:table-cell table:style-name="ce1523" office:value-type="float" office:value="7" calcext:value-type="float">
            <text:p>7</text:p>
          </table:table-cell>
          <table:table-cell table:style-name="ce1523" office:value-type="float" office:value="2" calcext:value-type="float">
            <text:p>2</text:p>
          </table:table-cell>
          <table:table-cell table:style-name="ce1500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66" office:value-type="string" calcext:value-type="string">
            <text:p>Íjász lőfegyverek</text:p>
          </table:table-cell>
          <table:table-cell table:style-name="ce1495" office:value-type="string" calcext:value-type="string">
            <text:p>Rövid íj</text:p>
          </table:table-cell>
          <table:table-cell table:style-name="ce1495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46"/>
          <table:table-cell table:style-name="ce1633"/>
          <table:table-cell table:style-name="ce1520" office:value-type="string" calcext:value-type="string">
            <text:p>60m</text:p>
          </table:table-cell>
          <table:table-cell table:number-columns-repeated="2" table:style-name="ce1520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39" office:value-type="float" office:value="5" calcext:value-type="float">
            <text:p>5</text:p>
          </table:table-cell>
          <table:table-cell table:style-name="ce1644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97" office:value-type="string" calcext:value-type="string">
            <text:p>Hosszú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2" calcext:value-type="float">
            <text:p>12</text:p>
          </table:table-cell>
          <table:table-cell table:style-name="ce1497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Az Erőbónusz csak akkor számít</text:p>
            <text:p>Ha az íj erre az Erő értékre lett tervezve!</text:p>
            <text:p><text:span text:style-name="T53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97" office:value-type="string" calcext:value-type="string">
            <text:p>Visszacsapó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3" calcext:value-type="float">
            <text:p>3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6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Az Erőbónusz csak akkor számít</text:p>
            <text:p>Ha az íj erre az Erő értékre lett tervezve!</text:p>
            <text:p><text:span text:style-name="T53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97" office:value-type="string" calcext:value-type="string">
            <text:p>Elf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3" calcext:value-type="float">
            <text:p>13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Fúvócső, kicsi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string" calcext:value-type="string">
            <text:p>spec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637"/>
          <table:table-cell table:style-name="ce1521" office:value-type="string" calcext:value-type="string">
            <text:p>16m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style-name="ce1650" office:value-type="string" calcext:value-type="string">
            <text:p>íjászat</text:p>
          </table:table-cell>
          <table:table-cell table:style-name="ce167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499" office:value-type="string" calcext:value-type="string">
            <text:p>Fúvócső, vadász</text:p>
          </table:table-cell>
          <table:table-cell table:style-name="ce1499" office:value-type="string" calcext:value-type="string">
            <text:p>kétkezes</text:p>
          </table:table-cell>
          <table:table-cell table:style-name="ce1521" office:value-type="float" office:value="-10" calcext:value-type="float">
            <text:p>-1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30m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0" calcext:value-type="float">
            <text:p>10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íjászat</text:p>
          </table:table-cell>
          <table:table-cell table:style-name="ce1673"/>
          <table:table-cell table:style-name="ce613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Lövész lőfegyverek</text:p>
          </table:table-cell>
          <table:table-cell table:style-name="ce1495" office:value-type="string" calcext:value-type="string">
            <text:p>Kéz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20m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39" office:value-type="float" office:value="9" calcext:value-type="float">
            <text:p>9</text:p>
          </table:table-cell>
          <table:table-cell table:style-name="ce1644" office:value-type="string" calcext:value-type="string">
            <text:p>lövészet</text:p>
          </table:table-cell>
          <table:table-cell table:style-name="ce16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8" calcext:value-type="float">
            <text:p>8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50m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Nehéz 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15" calcext:value-type="float">
            <text:p>15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80m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15" calcext:value-type="float">
            <text:p>15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Shadoni páncéltörő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string" calcext:value-type="string">
            <text:p>Z</text:p>
          </table:table-cell>
          <table:table-cell table:style-name="ce1522" office:value-type="float" office:value="20" calcext:value-type="float">
            <text:p>2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string" calcext:value-type="string">
            <text:p>-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hare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50m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78"/>
          <table:table-cell table:style-name="ce1500" office:value-type="string" calcext:value-type="string">
            <text:p>Aquir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string" calcext:value-type="string">
            <text:p>halál / +6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0" calcext:value-type="float">
            <text:p>20</text:p>
          </table:table-cell>
          <table:table-cell table:style-name="ce1545" table:number-columns-repeated="2"/>
          <table:table-cell table:style-name="ce1523" office:value-type="string" calcext:value-type="string">
            <text:p>5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lövészet</text:p>
          </table:table-cell>
          <table:table-cell table:style-name="ce1676" office:value-type="string" calcext:value-type="string">
            <text:p><text:span text:style-name="T54">* Halálos hatása csak aquir kézben érvényesül</text:span></text:p>
            <text:p><text:span text:style-name="T54">** Páncéltörő</text:span></text:p>
          </table:table-cell>
          <table:table-cell table:style-name="ce1676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63"/>
          <table:table-cell table:number-columns-repeated="12"/>
          <table:table-cell table:style-name="ce673"/>
          <table:table-cell table:number-columns-repeated="16370"/>
        </table:table-row>
        <table:table-row table:style-name="ro2">
          <table:table-cell table:number-columns-repeated="13"/>
          <table:table-cell table:style-name="ce673"/>
          <table:table-cell table:number-columns-repeated="16370"/>
        </table:table-row>
        <table:table-row table:style-name="ro2">
          <table:table-cell table:number-columns-repeated="2"/>
          <table:table-cell table:style-name="ce1516"/>
          <table:table-cell table:number-columns-repeated="10"/>
          <table:table-cell table:style-name="ce67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7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9" table:default-cell-style-name="ce1478"/>
        <table:table-column table:style-name="co70" table:default-cell-style-name="ce1481"/>
        <table:table-column table:style-name="co71" table:default-cell-style-name="ce1478"/>
        <table:table-column table:style-name="co70" table:default-cell-style-name="ce1481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481"/>
        <table:table-column table:style-name="co14" table:number-columns-repeated="16374" table:default-cell-style-name="ce1478"/>
        <table:table-row table:style-name="ro3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6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1">
          <table:table-cell table:style-name="ce1464"/>
          <table:table-cell table:style-name="ce1413"/>
          <table:table-cell table:style-name="ce705"/>
          <table:table-cell table:style-name="ce1413"/>
          <table:table-cell table:style-name="ce146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55">➖➖ </text:span><text:span text:style-name="T56">Harcmodorok </text:span><text:span text:style-name="T5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1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58">➖➖ Kiemelt</text:span><text:span text:style-name="T59"> </text:span><text:span text:style-name="T60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1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61"><text:a xlink:href="https://github.com/kaktusztea/km100/blob/master/md/kepzettsegek/szakma.md" xlink:type="simple">Szakma</text:a></text:span><text:span text:style-name="T61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61"><text:a xlink:href="https://github.com/kaktusztea/km100/blob/master/md/kepzettsegek/osi_nyelv_ismerete.md" xlink:type="simple">Ősi nyelv ismerete</text:a></text:span><text:span text:style-name="T61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55">➖➖ </text:span><text:span text:style-name="T56">Mágia Szféra </text:span><text:span text:style-name="T5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55">➖➖ </text:span><text:span text:style-name="T56">Anyag szféra </text:span><text:span text:style-name="T5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834"/>
        <table:table-column table:style-name="co79" table:default-cell-style-name="ce1839"/>
        <table:table-column table:style-name="co83" table:default-cell-style-name="ce1834"/>
        <table:table-column table:style-name="co84" table:default-cell-style-name="ce1847"/>
        <table:table-column table:style-name="co14" table:default-cell-style-name="ce1834"/>
        <table:table-column table:style-name="co85" table:default-cell-style-name="ce1834"/>
        <table:table-column table:style-name="co86" table:default-cell-style-name="ce1834"/>
        <table:table-column table:style-name="co87" table:default-cell-style-name="ce1853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14" table:number-columns-repeated="16370" table:default-cell-style-name="ce1834"/>
        <table:table-row table:style-name="ro31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39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5">➖➖➖ </text:span><text:span text:style-name="T63">Godoni nyelvek </text:span><text:span text:style-name="T64">➖➖➖</text:span></text:p>
          </table:table-cell>
          <table:table-cell table:number-columns-repeated="2"/>
          <table:table-cell table:style-name="ce1849" office:value-type="string" calcext:value-type="string">
            <text:p>Alkudozás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55">➖➖➖ </text:span><text:span text:style-name="T68">Származás </text:span><text:span text:style-name="T6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39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55">➖➖➖ </text:span><text:span text:style-name="T68">Küllem, fizikum </text:span><text:span text:style-name="T69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55">➖➖➖ </text:span><text:span text:style-name="T63">Faj nyelvek </text:span><text:span text:style-name="T64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62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0" table:formula="of:=COUNTA([.G6:.G36])" office:value-type="float" office:value="31" calcext:value-type="float">
            <text:p>31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62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55">➖➖➖ Kyr</text:span><text:span text:style-name="T63"> nyelvek </text:span><text:span text:style-name="T64">➖➖➖ </text:span></text:p>
          </table:table-cell>
          <table:table-cell table:number-columns-repeated="2"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55">➖➖➖ Speciális</text:span><text:span text:style-name="T63"> nyelvek </text:span><text:span text:style-name="T64">➖➖➖ </text:span>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58">➖➖ Kiemelt</text:span><text:span text:style-name="T59"> </text:span><text:span text:style-name="T60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95" office:value-type="string" calcext:value-type="string">
            <text:p>Karakter pontok (KP) elosztása </text:p>
          </table:table-cell>
          <table:table-cell table:style-name="ce1795"/>
          <table:table-cell table:number-columns-repeated="16382"/>
        </table:table-row>
        <table:table-row table:style-name="ro21">
          <table:table-cell/>
          <table:table-cell table:style-name="ce179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96"/>
          <table:table-cell table:number-columns-repeated="16382"/>
        </table:table-row>
        <table:table-row table:style-name="ro27">
          <table:table-cell/>
          <table:table-cell table:style-name="ce179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96"/>
          <table:table-cell table:number-columns-repeated="16382"/>
        </table:table-row>
        <table:table-row table:style-name="ro27">
          <table:table-cell/>
          <table:table-cell table:style-name="ce179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96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96"/>
          <table:table-cell table:number-columns-repeated="16382"/>
        </table:table-row>
        <table:table-row table:style-name="ro27">
          <table:table-cell/>
          <table:table-cell table:style-name="ce179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96"/>
          <table:table-cell table:number-columns-repeated="16382"/>
        </table:table-row>
        <table:table-row table:style-name="ro21">
          <table:table-cell table:style-name="ce179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797" office:value-type="string" calcext:value-type="string">
            <text:p>V8.5.0 – 1K</text:p>
          </table:table-cell>
        </table:table-row>
        <table:table-row table:style-name="ro1">
          <table:table-cell table:style-name="ce179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79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79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798" office:value-type="string" calcext:value-type="string">
            <text:p>* SFÉ számítása automatikus</text:p>
          </table:table-cell>
        </table:table-row>
        <table:table-row table:style-name="ro1">
          <table:table-cell table:style-name="ce179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79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79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79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79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7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798"/>
        </table:table-row>
        <table:table-row table:style-name="ro1">
          <table:table-cell table:style-name="ce1797" office:value-type="string" calcext:value-type="string">
            <text:p>V8.3.2</text:p>
          </table:table-cell>
        </table:table-row>
        <table:table-row table:style-name="ro1">
          <table:table-cell table:style-name="ce179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79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7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798"/>
        </table:table-row>
        <table:table-row table:style-name="ro1">
          <table:table-cell table:style-name="ce1797" office:value-type="string" calcext:value-type="string">
            <text:p>V8.3.1</text:p>
          </table:table-cell>
        </table:table-row>
        <table:table-row table:style-name="ro1">
          <table:table-cell table:style-name="ce179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9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9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9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98" office:value-type="string" calcext:value-type="string">
            <text:p>* Hamisítás képzettség bekötve</text:p>
          </table:table-cell>
        </table:table-row>
        <table:table-row table:style-name="ro1">
          <table:table-cell table:style-name="ce1798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98"/>
        </table:table-row>
        <table:table-row table:style-name="ro1">
          <table:table-cell table:style-name="ce1797" office:value-type="string" calcext:value-type="string">
            <text:p>V8.3.0</text:p>
          </table:table-cell>
        </table:table-row>
        <table:table-row table:style-name="ro1">
          <table:table-cell table:style-name="ce1798" office:value-type="string" calcext:value-type="string">
            <text:p>* Történelemismeret: Átfogó</text:p>
          </table:table-cell>
        </table:table-row>
        <table:table-row table:style-name="ro1">
          <table:table-cell table:style-name="ce1798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Irodalom-ismeret megszűnt</text:p>
          </table:table-cell>
        </table:table-row>
        <table:table-row table:style-name="ro1">
          <table:table-cell table:style-name="ce1798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98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98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98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9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ekunder képzettségek maximuma: (szint x <text:span text:style-name="T70">6</text:span>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04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Kiegészítő KP / Szint: (</text:span><text:span text:style-name="T72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Erőbónusz beszámít: (Erő/2) <text:span text:style-name="T73">→ </text:span><text:span text:style-name="T74">lefelé</text:span><text:span text:style-name="T73"> kerekítve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                   <text:span text:style-name="T7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                   <text:span text:style-name="T7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30">
          <table:table-cell table:style-name="ce179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30">
          <table:table-cell table:style-name="ce179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30">
          <table:table-cell table:style-name="ce1799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0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0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1">
          <table:table-cell table:style-name="ce17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0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0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0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36"> </text:span><text:span text:style-name="T75">→</text:span><text:span text:style-name="T36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36">  </text:span><text:span text:style-name="T75">→</text:span><text:span text:style-name="T36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36">  </text:span><text:span text:style-name="T75">→</text:span><text:span text:style-name="T36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36">  </text:span><text:span text:style-name="T75">→</text:span><text:span text:style-name="T36"> Külső</text:span>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9</text:p>
          </table:table-cell>
          <table:table-cell table:number-columns-repeated="16383"/>
        </table:table-row>
        <table:table-row table:style-name="ro21">
          <table:table-cell table:style-name="ce180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0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0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00" office:value-type="string" calcext:value-type="string">
            <text:p>v2.3</text:p>
          </table:table-cell>
          <table:table-cell table:number-columns-repeated="16383"/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8" table:default-cell-style-name="ce1834"/>
        <table:table-column table:style-name="co96" table:default-cell-style-name="ce1834"/>
        <table:table-column table:style-name="co49" table:default-cell-style-name="ce1834"/>
        <table:table-column table:style-name="co99" table:default-cell-style-name="ce1834"/>
        <table:table-column table:style-name="co100" table:default-cell-style-name="ce1834"/>
        <table:table-column table:style-name="co101" table:default-cell-style-name="ce1834"/>
        <table:table-column table:style-name="co102" table:default-cell-style-name="ce1834"/>
        <table:table-column table:style-name="co103" table:default-cell-style-name="ce1834"/>
        <table:table-column table:style-name="co104" table:default-cell-style-name="ce1834"/>
        <table:table-column table:style-name="co37" table:default-cell-style-name="ce1834"/>
        <table:table-column table:style-name="co105" table:default-cell-style-name="ce1834"/>
        <table:table-column table:style-name="co106" table:default-cell-style-name="ce1834"/>
        <table:table-column table:style-name="co107" table:default-cell-style-name="ce1834"/>
        <table:table-column table:style-name="co108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30"/>
          <table:covered-table-cell table:style-name="ce1880"/>
          <table:covered-table-cell table:style-name="ce1888"/>
          <table:covered-table-cell table:style-name="ce1898"/>
          <table:covered-table-cell table:number-columns-repeated="6" table:style-name="ce1888"/>
          <table:covered-table-cell table:number-columns-repeated="3" table:style-name="ce1970"/>
          <table:covered-table-cell table:style-name="ce1888"/>
          <table:table-cell table:number-columns-repeated="240"/>
        </table:table-row>
        <table:table-row table:style-name="ro41">
          <table:table-cell table:style-name="ce1235"/>
          <table:table-cell table:style-name="ce1246"/>
          <table:table-cell table:style-name="ce1830"/>
          <table:table-cell table:style-name="ce1880"/>
          <table:table-cell table:style-name="ce1888"/>
          <table:table-cell table:style-name="ce1898"/>
          <table:table-cell table:style-name="ce1888" table:number-columns-repeated="6"/>
          <table:table-cell table:style-name="ce1970" table:number-columns-repeated="3"/>
          <table:table-cell table:style-name="ce1888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17" office:value-type="string" calcext:value-type="string">
            <text:p>Szint</text:p>
          </table:table-cell>
          <table:table-cell table:style-name="ce1817" office:value-type="string" calcext:value-type="string" table:number-columns-spanned="2" table:number-rows-spanned="1">
            <text:p>KP</text:p>
          </table:table-cell>
          <table:covered-table-cell table:style-name="ce1817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25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1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1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1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1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1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1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1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92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1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1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0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25"/>
          <table:table-cell table:number-columns-repeated="240"/>
        </table:table-row>
        <table:table-row table:style-name="ro2">
          <table:table-cell table:style-name="ce181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825" office:value-type="float" office:value="0" calcext:value-type="float">
            <text:p>0</text:p>
          </table:table-cell>
          <table:table-cell table:style-name="ce1825" office:value-type="float" office:value="-10" calcext:value-type="float">
            <text:p>-10</text:p>
          </table:table-cell>
          <table:table-cell table:style-name="ce1825" office:value-type="float" office:value="-20" calcext:value-type="float">
            <text:p>-20</text:p>
          </table:table-cell>
          <table:table-cell table:style-name="ce182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1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1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1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9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26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19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26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936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36" office:value-type="string" calcext:value-type="string">
            <text:p>Erőbónusz</text:p>
          </table:table-cell>
          <table:table-cell table:style-name="ce1936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36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3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12"/>
          <table:table-cell table:number-columns-repeated="2"/>
          <table:table-cell table:style-name="ce182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12"/>
          <table:table-cell table:number-columns-repeated="2"/>
          <table:table-cell table:style-name="ce18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12"/>
          <table:table-cell table:number-columns-repeated="2"/>
          <table:table-cell table:style-name="ce186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2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25" office:value-type="string" calcext:value-type="string">
            <text:p>Erőbónusz</text:p>
          </table:table-cell>
          <table:table-cell table:style-name="ce1825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12"/>
          <table:table-cell table:number-columns-repeated="2"/>
          <table:table-cell table:style-name="ce1824" office:value-type="string" calcext:value-type="string">
            <text:p>Fok</text:p>
          </table:table-cell>
          <table:table-cell table:style-name="ce182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1">
          <table:table-cell table:style-name="ce1812"/>
          <table:table-cell table:number-columns-repeated="2"/>
          <table:table-cell table:style-name="ce1825" office:value-type="float" office:value="0" calcext:value-type="float">
            <text:p>0</text:p>
          </table:table-cell>
          <table:table-cell table:style-name="ce18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25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12"/>
          <table:table-cell table:style-name="ce1485"/>
          <table:table-cell/>
          <table:table-cell table:style-name="ce1825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25"/>
          <table:table-cell table:number-columns-repeated="248"/>
        </table:table-row>
        <table:table-row table:style-name="ro2">
          <table:table-cell table:style-name="ce1812"/>
          <table:table-cell table:number-columns-repeated="2"/>
          <table:table-cell table:style-name="ce1825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26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12"/>
          <table:table-cell table:number-columns-repeated="2"/>
          <table:table-cell table:style-name="ce1825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24" office:value-type="string" calcext:value-type="string">
            <text:p>Fok</text:p>
          </table:table-cell>
          <table:table-cell table:style-name="ce1824" office:value-type="string" calcext:value-type="string">
            <text:p>Sebesség bónusz</text:p>
          </table:table-cell>
          <table:table-cell table:style-name="ce1824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12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12"/>
          <table:table-cell table:number-columns-repeated="4"/>
          <table:table-cell table:style-name="ce190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12"/>
          <table:table-cell table:style-name="ce1821" office:value-type="string" calcext:value-type="string" table:number-columns-spanned="2" table:number-rows-spanned="1">
            <text:p>Pajzs</text:p>
          </table:table-cell>
          <table:covered-table-cell/>
          <table:table-cell table:style-name="ce1821" office:value-type="string" calcext:value-type="string">
            <text:p>VÉ</text:p>
          </table:table-cell>
          <table:table-cell table:style-name="ce1821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12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12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925" table:number-columns-repeated="4"/>
          <table:table-cell table:number-columns-repeated="243"/>
        </table:table-row>
        <table:table-row table:style-name="ro2">
          <table:table-cell table:style-name="ce1812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26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925" table:number-columns-repeated="2"/>
          <table:table-cell table:number-columns-repeated="243"/>
        </table:table-row>
        <table:table-row table:style-name="ro2">
          <table:table-cell table:style-name="ce1812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24" table:content-validation-name="val184" office:value-type="string" calcext:value-type="string">
            <text:p>Fok</text:p>
          </table:table-cell>
          <table:table-cell table:style-name="ce1824" table:content-validation-name="val184" office:value-type="string" calcext:value-type="string">
            <text:p>Bónusz</text:p>
          </table:table-cell>
          <table:table-cell table:style-name="ce991"/>
          <table:table-cell table:style-name="ce1977"/>
          <table:table-cell table:number-columns-repeated="243"/>
        </table:table-row>
        <table:table-row table:style-name="ro2">
          <table:table-cell table:style-name="ce1812"/>
          <table:table-cell table:number-columns-repeated="7"/>
          <table:table-cell table:style-name="ce1839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991"/>
          <table:table-cell table:style-name="ce1977"/>
          <table:table-cell table:number-columns-repeated="243"/>
        </table:table-row>
        <table:table-row table:style-name="ro2">
          <table:table-cell table:style-name="ce1812" table:content-validation-name="val56"/>
          <table:table-cell table:style-name="ce1823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1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991"/>
          <table:table-cell table:style-name="ce1977"/>
          <table:table-cell table:number-columns-repeated="243"/>
        </table:table-row>
        <table:table-row table:style-name="ro2">
          <table:table-cell table:style-name="ce1812" table:content-validation-name="val56"/>
          <table:table-cell table:style-name="ce1824" table:content-validation-name="val56" office:value-type="string" calcext:value-type="string" table:number-columns-spanned="2" table:number-rows-spanned="1">
            <text:p>Fok</text:p>
          </table:table-cell>
          <table:covered-table-cell table:style-name="ce925" table:content-validation-name="val56"/>
          <table:table-cell table:style-name="ce1824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25" table:content-validation-name="val56"/>
          <table:table-cell table:content-validation-name="val56" table:number-columns-repeated="3"/>
          <table:table-cell table:style-name="ce991" table:number-columns-repeated="3"/>
          <table:table-cell table:style-name="ce1977"/>
          <table:table-cell table:number-columns-repeated="243"/>
        </table:table-row>
        <table:table-row table:style-name="ro2">
          <table:table-cell table:style-name="ce1812" table:content-validation-name="val56"/>
          <table:table-cell table:style-name="ce1825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886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991" table:content-validation-name="val56"/>
          <table:table-cell table:style-name="ce991" table:content-validation-name="val56"/>
          <table:table-cell table:style-name="ce1977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12" table:content-validation-name="val56"/>
          <table:table-cell table:style-name="ce1825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886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24" table:content-validation-name="val56" office:value-type="string" calcext:value-type="string">
            <text:p>Fegyver</text:p>
          </table:table-cell>
          <table:table-cell table:style-name="ce1824" table:content-validation-name="val56" office:value-type="string" calcext:value-type="string">
            <text:p>Mf Innen számít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812" table:content-validation-name="val56"/>
          <table:table-cell table:style-name="ce1825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886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812" table:content-validation-name="val56"/>
          <table:table-cell table:style-name="ce1825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886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812" table:content-validation-name="val56"/>
          <table:table-cell table:style-name="ce1819" table:content-validation-name="val56" table:number-columns-repeated="3"/>
          <table:table-cell table:style-name="ce1839" table:content-validation-name="val56"/>
          <table:table-cell table:style-name="ce1910" table:content-validation-name="val56"/>
          <table:table-cell table:style-name="ce1839" table:content-validation-name="val56" table:number-columns-repeated="3"/>
          <table:table-cell table:style-name="ce991" table:content-validation-name="val56" table:number-columns-repeated="3"/>
          <table:table-cell table:style-name="ce1977" table:content-validation-name="val56"/>
          <table:table-cell table:style-name="ce1984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826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25" table:content-validation-name="val56"/>
          <table:covered-table-cell table:style-name="ce991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887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887" table:content-validation-name="val56"/>
          <table:table-cell table:style-name="ce1887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887" table:content-validation-name="val56" office:value-type="string" calcext:value-type="string">
            <text:p>Szúró</text:p>
          </table:table-cell>
          <table:table-cell table:style-name="ce1887" table:content-validation-name="val56" office:value-type="string" calcext:value-type="string">
            <text:p>Vágó</text:p>
          </table:table-cell>
          <table:table-cell table:style-name="ce1887" table:content-validation-name="val56" office:value-type="string" calcext:value-type="string">
            <text:p>Zúzó</text:p>
          </table:table-cell>
          <table:table-cell table:style-name="ce1887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29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829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29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829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29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829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29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829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29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829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29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829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29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829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887" table:content-validation-name="val56" office:value-type="string" calcext:value-type="string">
            <text:p>SFÉ</text:p>
          </table:table-cell>
          <table:table-cell table:style-name="ce1887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887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12"/>
          <table:table-cell table:style-name="Default" table:number-columns-repeated="4"/>
          <table:table-cell table:style-name="ce1910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12"/>
          <table:table-cell table:style-name="ce1819" table:number-columns-repeated="3"/>
          <table:table-cell table:style-name="ce1839"/>
          <table:table-cell table:style-name="ce1910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12"/>
          <table:table-cell table:style-name="ce1819" table:number-columns-repeated="3"/>
          <table:table-cell table:style-name="ce1839"/>
          <table:table-cell table:style-name="ce1910"/>
          <table:table-cell table:style-name="ce1839" table:number-columns-repeated="6"/>
          <table:table-cell table:style-name="ce1739"/>
          <table:table-cell table:style-name="ce1984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12"/>
          <table:table-cell table:style-name="ce1819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984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12"/>
          <table:table-cell table:number-columns-repeated="8"/>
          <table:table-cell table:style-name="ce1839" table:number-columns-repeated="3"/>
          <table:table-cell table:style-name="ce1739"/>
          <table:table-cell table:style-name="ce1984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984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8:16:27.84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8:19:30.165000000</dc:date>
    <meta:editing-cycles>594</meta:editing-cycles>
    <meta:editing-duration>P4DT4H28M16S</meta:editing-duration>
    <meta:document-statistic meta:table-count="11" meta:cell-count="329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